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7f2" officeooo:paragraph-rsid="000377f2"/>
    </style:style>
    <style:style style:name="P2" style:family="paragraph" style:parent-style-name="Standard">
      <style:text-properties officeooo:paragraph-rsid="000377f2"/>
    </style:style>
    <style:style style:name="P3" style:family="paragraph" style:parent-style-name="Standard">
      <style:text-properties officeooo:rsid="000377f2" officeooo:paragraph-rsid="000377f2"/>
    </style:style>
    <style:style style:name="P4" style:family="paragraph" style:parent-style-name="Standard">
      <style:text-properties officeooo:rsid="00050832" officeooo:paragraph-rsid="00050832"/>
    </style:style>
    <style:style style:name="P5" style:family="paragraph" style:parent-style-name="Standard">
      <style:text-properties officeooo:rsid="0006f860" officeooo:paragraph-rsid="0006f860"/>
    </style:style>
    <style:style style:name="P6" style:family="paragraph" style:parent-style-name="Standard">
      <style:text-properties fo:font-weight="bold" officeooo:rsid="0006f860" officeooo:paragraph-rsid="0008323b" style:font-weight-asian="bold" style:font-weight-complex="bold"/>
    </style:style>
    <style:style style:name="P7" style:family="paragraph" style:parent-style-name="Standard">
      <style:text-properties fo:font-weight="bold" officeooo:rsid="000377f2" officeooo:paragraph-rsid="000377f2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6f860" officeooo:paragraph-rsid="0008323b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06f860" officeooo:paragraph-rsid="0008323b" style:font-weight-asian="normal" style:font-weight-complex="normal"/>
    </style:style>
    <style:style style:name="T1" style:family="text">
      <style:text-properties officeooo:rsid="000377f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50832" style:font-style-asian="italic" style:font-style-complex="italic"/>
    </style:style>
    <style:style style:name="T4" style:family="text">
      <style:text-properties fo:font-style="italic" officeooo:rsid="0006f860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377f2" style:font-style-asian="normal" style:font-style-complex="normal"/>
    </style:style>
    <style:style style:name="T8" style:family="text">
      <style:text-properties fo:font-style="normal" officeooo:rsid="0006f860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050832"/>
    </style:style>
    <style:style style:name="T12" style:family="text">
      <style:text-properties officeooo:rsid="0006f86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6">Main function:</text:span></text:p>
      <text:p text:style-name="P8"><text:span text:style-name="T10">The script, </text:span><text:span text:style-name="T5">sort.py</text:span><text:span text:style-name="T10">, gives a word list in alpha-numeric order of every number and word form in the text. It only gives unique forms and thus no dublicates. It seperate each word or number with a double line shift, in order to make the list more readable</text:span><text:span text:style-name="T6">.</text:span></text:p>
      <text:p text:style-name="P8"><text:span text:style-name="T6"/></text:p>
      <text:p text:style-name="P6"><text:span text:style-name="T6">Purpose:</text:span></text:p>
      <text:p text:style-name="P9"><text:span text:style-name="T6">The main purpose is to give a quick and easy overview of the vocabulary in a text.</text:span></text:p>
      <text:p text:style-name="P7"/>
      <text:p text:style-name="P7">Input:</text:p>
      <text:p text:style-name="P2"><text:span text:style-name="T1">file type: </text:span><text:span text:style-name="T7">the script</text:span><text:span text:style-name="T1"> takes a te</text:span><text:span text:style-name="T11">xt </text:span><text:span text:style-name="T1">file with the .txt file extension. </text:span></text:p>
      <text:p text:style-name="P1"/>
      <text:p text:style-name="P1">source<text:span text:style-name="T6">: the script takes it</text:span>s input file from the <text:span text:style-name="T2">preprocessed_text</text:span> in the <text:span text:style-name="T2">preprocess</text:span> folder.</text:p>
      <text:p text:style-name="P1"/>
      <text:p text:style-name="P7">Output:</text:p>
      <text:p text:style-name="P1">file type: the script <text:span text:style-name="T11">outputs a text file with the .txt file extension. The output file name is </text:span><text:span text:style-name="T3">word_list.txt</text:span><text:span text:style-name="T11"> every time.</text:span></text:p>
      <text:p text:style-name="P1"/>
      <text:p text:style-name="P4">location: the script will locate the <text:span text:style-name="T12">folder </text:span><text:span text:style-name="T4">Result</text:span><text:span text:style-name="T8"> located in the </text:span><text:span text:style-name="T4">sort</text:span><text:span text:style-name="T8"> folder.</text:span></text:p>
      <text:p text:style-name="P5"><text:span text:style-name="T6"/></text:p>
      <text:p text:style-name="P5"><text:span text:style-name="T9">Usage with other scripts:</text:span><text:span text:style-name="T6"><text:line-break/>The output (</text:span><text:span text:style-name="T3">word_list.txt</text:span><text:span text:style-name="T6">) serves as input for the </text:span><text:span text:style-name="T2">extractor.py</text:span><text:span text:style-name="T6"> and </text:span><text:span text:style-name="T2">mirror.py</text:span><text:span text:style-name="T6"> scripts</text:span></text:p>
      <text:p text:style-name="P5"><text:span text:style-name="T6"/></text:p>
      <text:p text:style-name="P5"><text:span text:style-name="T6">The content of </text:span><text:span text:style-name="T3">word_list.txt </text:span><text:span text:style-name="T6">will tell you what word forms you can analyse with the </text:span><text:span text:style-name="T2">word2vec.py</text:span><text:span text:style-name="T6"> script.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7T11:51:03.507134161</meta:creation-date>
    <dc:date>2021-11-07T12:09:43.370171816</dc:date>
    <meta:editing-duration>PT7M1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163" meta:character-count="947" meta:non-whitespace-character-count="794"/>
  </office:meta>
</office:document-meta>
</file>